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 serif1" svg:font-family="'Sans serif'" style:font-family-generic="swiss"/>
    <style:font-face style:name="Sans serif" svg:font-family="'Sans serif'" style:font-adornments="Gra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1" officeooo:rsid="000dff17" officeooo:paragraph-rsid="000dff17"/>
    </style:style>
    <style:style style:name="P2" style:family="paragraph" style:parent-style-name="Standard">
      <style:text-properties style:font-name="Sans serif1" officeooo:rsid="001110e7" officeooo:paragraph-rsid="0013e7fa"/>
    </style:style>
    <style:style style:name="P3" style:family="paragraph" style:parent-style-name="Standard">
      <style:text-properties style:font-name="Sans serif1" officeooo:rsid="00127ddb" officeooo:paragraph-rsid="00127ddb"/>
    </style:style>
    <style:style style:name="P4" style:family="paragraph" style:parent-style-name="Standard">
      <style:text-properties style:font-name="Sans serif1" officeooo:rsid="00127ddb" officeooo:paragraph-rsid="0017eb48"/>
    </style:style>
    <style:style style:name="P5" style:family="paragraph" style:parent-style-name="Standard">
      <style:text-properties style:font-name="Sans serif1" officeooo:rsid="00149c2b" officeooo:paragraph-rsid="0017eb48"/>
    </style:style>
    <style:style style:name="P6" style:family="paragraph" style:parent-style-name="Standard">
      <style:text-properties style:font-name="Sans serif1" officeooo:paragraph-rsid="00193392"/>
    </style:style>
    <style:style style:name="P7" style:family="paragraph" style:parent-style-name="Standard">
      <style:text-properties style:font-name="Sans serif1" officeooo:rsid="00193392" officeooo:paragraph-rsid="00193392"/>
    </style:style>
    <style:style style:name="P8" style:family="paragraph" style:parent-style-name="Standard">
      <style:text-properties style:font-name="Sans serif1" officeooo:paragraph-rsid="001afb8c"/>
    </style:style>
    <style:style style:name="P9" style:family="paragraph" style:parent-style-name="Standard">
      <style:text-properties style:font-name="Sans serif1" officeooo:rsid="001c8b44" officeooo:paragraph-rsid="001c8b44"/>
    </style:style>
    <style:style style:name="P10" style:family="paragraph" style:parent-style-name="Standard">
      <style:text-properties style:font-name="Sans serif1" officeooo:paragraph-rsid="00208db4"/>
    </style:style>
    <style:style style:name="P11" style:family="paragraph" style:parent-style-name="Standard">
      <style:text-properties style:font-name="Sans serif1" officeooo:rsid="0028dd22" officeooo:paragraph-rsid="00414250"/>
    </style:style>
    <style:style style:name="P12" style:family="paragraph" style:parent-style-name="Standard">
      <style:text-properties style:font-name="Sans serif1" officeooo:rsid="0028eee6" officeooo:paragraph-rsid="00414250"/>
    </style:style>
    <style:style style:name="P13" style:family="paragraph" style:parent-style-name="Standard">
      <style:text-properties style:font-name="Sans serif1" officeooo:rsid="002a1d80" officeooo:paragraph-rsid="002a1d80"/>
    </style:style>
    <style:style style:name="P14" style:family="paragraph" style:parent-style-name="Standard">
      <style:text-properties style:font-name="Sans serif1" fo:font-style="italic" officeooo:rsid="0019237d" officeooo:paragraph-rsid="0019237d" style:font-style-asian="italic" style:font-style-complex="italic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tandard" style:list-style-name="L1">
      <style:text-properties officeooo:paragraph-rsid="00208db4"/>
    </style:style>
    <style:style style:name="P17" style:family="paragraph" style:parent-style-name="Standard" style:list-style-name="L1">
      <style:text-properties style:font-name="Sans serif1" officeooo:rsid="0022eb7d" officeooo:paragraph-rsid="00208db4"/>
    </style:style>
    <style:style style:name="P18" style:family="paragraph" style:parent-style-name="Standard" style:list-style-name="L1">
      <style:text-properties style:font-name="Sans serif1" officeooo:rsid="00270007" officeooo:paragraph-rsid="00208db4"/>
    </style:style>
    <style:style style:name="T1" style:family="text">
      <style:text-properties officeooo:rsid="00127ddb"/>
    </style:style>
    <style:style style:name="T2" style:family="text">
      <style:text-properties officeooo:rsid="0013e7fa"/>
    </style:style>
    <style:style style:name="T3" style:family="text">
      <style:text-properties officeooo:rsid="00193392"/>
    </style:style>
    <style:style style:name="T4" style:family="text">
      <style:text-properties officeooo:rsid="0019f948"/>
    </style:style>
    <style:style style:name="T5" style:family="text">
      <style:text-properties officeooo:rsid="001a999b"/>
    </style:style>
    <style:style style:name="T6" style:family="text">
      <style:text-properties officeooo:rsid="001d9d32"/>
    </style:style>
    <style:style style:name="T7" style:family="text">
      <style:text-properties officeooo:rsid="001f0333"/>
    </style:style>
    <style:style style:name="T8" style:family="text">
      <style:text-properties officeooo:rsid="00208db4"/>
    </style:style>
    <style:style style:name="T9" style:family="text">
      <style:text-properties officeooo:rsid="00223f79"/>
    </style:style>
    <style:style style:name="T10" style:family="text">
      <style:text-properties officeooo:rsid="00229bb2"/>
    </style:style>
    <style:style style:name="T11" style:family="text">
      <style:text-properties officeooo:rsid="0022eb7d"/>
    </style:style>
    <style:style style:name="T12" style:family="text">
      <style:text-properties style:font-name="Sans serif1" officeooo:rsid="0022eb7d"/>
    </style:style>
    <style:style style:name="T13" style:family="text">
      <style:text-properties style:font-name="Sans serif1" officeooo:rsid="00270007"/>
    </style:style>
    <style:style style:name="T14" style:family="text">
      <style:text-properties style:font-name="Sans serif1" style:text-underline-style="none" officeooo:rsid="0022eb7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93392" style:font-style-asian="italic" style:font-style-complex="italic"/>
    </style:style>
    <style:style style:name="T17" style:family="text">
      <style:text-properties fo:font-style="italic" officeooo:rsid="001afb8c" style:font-style-asian="italic" style:font-style-complex="italic"/>
    </style:style>
    <style:style style:name="T18" style:family="text">
      <style:text-properties fo:font-style="italic" officeooo:rsid="001ccaec" style:font-style-asian="italic" style:font-style-complex="italic"/>
    </style:style>
    <style:style style:name="T19" style:family="text">
      <style:text-properties officeooo:rsid="0046a819"/>
    </style:style>
    <style:style style:name="T20" style:family="text">
      <style:text-properties officeooo:rsid="005ddc61"/>
    </style:style>
    <style:style style:name="T21" style:family="text">
      <style:text-properties fo:color="#000000" style:font-name="Sans serif1" style:text-underline-style="none" officeooo:rsid="0022eb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CHATOS</text:p>
      <text:p text:style-name="Title">USER MANUAL</text:p>
      <text:p text:style-name="P1"/>
      <text:h text:style-name="P15" text:outline-level="1">Installation</text:h>
      <text:p text:style-name="P2"><text:tab/>Two jar are available in the jar folder (at the project root).</text:p>
      <text:p text:style-name="P2"><text:span text:style-name="T2"><text:tab/>I</text:span><text:span text:style-name="T1">f you still want to build your-self the project then go to the ChatOS root and launch : </text:span></text:p>
      <text:p text:style-name="P3"><text:tab/><text:tab/><text:span text:style-name="T15">`ant build-jar`</text:span></text:p>
      <text:p text:style-name="P4"/>
      <text:p text:style-name="P4"><text:tab/>This command will create two jar in the ant-jar folder.</text:p>
      <text:p text:style-name="P5"><text:tab/>Those two jar are the client and the server :</text:p>
      <text:p text:style-name="P14"><text:tab/><text:tab/>ChatOsServer.jar</text:p>
      <text:p text:style-name="P14"><text:span text:style-name="T19"><text:tab/><text:tab/>C</text:span>hatOsClient.jar</text:p>
      <text:h text:style-name="Heading_20_1" text:outline-level="1">Launch</text:h>
      <text:p text:style-name="P6"><text:span text:style-name="T3"><text:tab/>To launch </text:span><text:span text:style-name="T4">a</text:span><text:span text:style-name="T3"> server with the port 7777 (for example), enter the command :</text:span></text:p>
      <text:p text:style-name="P7"><text:tab/><text:tab/><text:span text:style-name="T15">`java -jar ChatOsServer.jar 7777`</text:span>.</text:p>
      <text:p text:style-name="P6"><text:span text:style-name="T3"><text:tab/>To launch </text:span><text:span text:style-name="T4">a </text:span><text:span text:style-name="T5">local </text:span><text:span text:style-name="T4">client</text:span><text:span text:style-name="T3"> </text:span><text:span text:style-name="T5">connected with the server at 7777 and named User1 (for example)</text:span><text:span text:style-name="T3">, enter the command </text:span><text:span text:style-name="T6">in a new shell</text:span><text:span text:style-name="T3"> :</text:span></text:p>
      <text:p text:style-name="P8"><text:span text:style-name="T3"><text:tab/><text:tab/></text:span><text:span text:style-name="T16">`java -jar ChatOs</text:span><text:span text:style-name="T17">Client</text:span><text:span text:style-name="T16">.jar </text:span><text:span text:style-name="T17">User1 localhost </text:span><text:span text:style-name="T16">7777`</text:span><text:span text:style-name="T3">.</text:span></text:p>
      <text:p text:style-name="P9"><text:tab/>To launch the same client named User2 <text:span text:style-name="T7">enter the command in a new shell</text:span> : </text:p>
      <text:p text:style-name="P9"><text:span text:style-name="T3"><text:tab/><text:tab/></text:span><text:span text:style-name="T16">`java -jar ChatOs</text:span><text:span text:style-name="T17">Client</text:span><text:span text:style-name="T16">.jar </text:span><text:span text:style-name="T17">User</text:span><text:span text:style-name="T18">2</text:span><text:span text:style-name="T17"> localhost </text:span><text:span text:style-name="T16">7777`</text:span><text:span text:style-name="T3">.</text:span></text:p>
      <text:p text:style-name="P9"/>
      <text:p text:style-name="P10"><text:span text:style-name="T8">Be careful : if the client name is already use by </text:span><text:span text:style-name="T9">an other </text:span><text:span text:style-name="T10">connected </text:span><text:span text:style-name="T9">client</text:span><text:span text:style-name="T8"> you will be rejected by the server.</text:span></text:p>
      <text:h text:style-name="Heading_20_1" text:outline-level="1">Test</text:h>
      <text:p text:style-name="P10"><text:span text:style-name="T8">Each client can </text:span><text:span text:style-name="T11">use several type of message when they are connected :</text:span></text:p>
      <text:list xml:id="list2328082587" text:style-name="L1">
        <text:list-item>
          <text:p text:style-name="P17">for a public message just write the message : `message`,</text:p>
        </text:list-item>
        <text:list-item>
          <text:p text:style-name="P16"><text:span text:style-name="T12">for a private message : </text:span><text:a xlink:type="simple" xlink:href="mailto:%60@TargetPseudonym" text:style-name="Internet_20_link" text:visited-style-name="Visited_20_Internet_20_Link"><text:span text:style-name="T21">`@TargetPseudonym</text:span></text:a><text:span text:style-name="T12"> message`, you will get an error </text:span><text:span text:style-name="T13">if the pseudonym is unknown for the server</text:span><text:span text:style-name="T12">,</text:span></text:p>
        </text:list-item>
        <text:list-item>
          <text:p text:style-name="P18">to establish a TCP private connexion : `/TargetPseudonym filePath`, you will get an error if the pseudonym is unknown for the server nor if the filePath is wrong nor if the target reject the connexion.</text:p>
        </text:list-item>
      </text:list>
      <text:h text:style-name="Heading_20_1" text:outline-level="1">Features</text:h>
      <text:p text:style-name="P11">Client can connect to the server<text:tab/><text:tab/><text:tab/><text:tab/><text:span text:style-name="T20">OK</text:span></text:p>
      <text:p text:style-name="P12">Server can reject client of the same name<text:tab/><text:tab/><text:span text:style-name="T20">OK</text:span></text:p>
      <text:p text:style-name="P11">Client can send public message<text:tab/><text:tab/><text:tab/><text:tab/><text:span text:style-name="T20">OK</text:span></text:p>
      <text:p text:style-name="P11">Client can send private message<text:tab/><text:tab/><text:tab/><text:tab/><text:span text:style-name="T20">OK</text:span></text:p>
      <text:p text:style-name="P11">Client can establish a TCP private connexion<text:tab/><text:tab/><text:span text:style-name="T20">OK</text:span></text:p>
      <text:p text:style-name="P12">Client can refuse a TCP private connexion<text:tab/><text:tab/><text:span text:style-name="T20">OK</text:span></text:p>
      <text:p text:style-name="P12">Client can send a file with the TCP connexion<text:tab/><text:tab/><text:span text:style-name="T20">OK</text:span></text:p>
      <text:h text:style-name="Heading_20_1" text:outline-level="1"><text:soft-page-break/>Bugs</text:h>
      <text:p text:style-name="P13">No bugs are known by our develop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 serif1" svg:font-family="'Sans serif'" style:font-family-generic="swiss"/>
    <style:font-face style:name="Sans serif" svg:font-family="'Sans serif'" style:font-adornments="Gra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1cm" loext:contextual-spac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line-height="100%" fo:text-align="center" style:justify-single-word="false" style:page-number="auto"/>
      <style:text-properties style:font-name="Sans serif" fo:font-family="'Sans serif'" style:font-style-name="Gras" style:font-family-generic="swiss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499cm" fo:margin-right="0cm" fo:margin-top="0.319cm" fo:margin-bottom="0.31cm" loext:contextual-spacing="false" fo:text-indent="0cm" style:auto-text-indent="false" style:page-number="auto"/>
      <style:text-properties fo:color="#2a6099" style:font-name="Sans serif" fo:font-family="'Sans serif'" style:font-style-name="Gras" style:font-family-generic="swiss" fo:font-size="14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28:42.464305400</meta:creation-date>
    <dc:date>2021-04-18T17:07:57.886179832</dc:date>
    <meta:editing-duration>PT37M53S</meta:editing-duration>
    <meta:editing-cycles>74</meta:editing-cycles>
    <meta:generator>LibreOffice/6.4.7.2$Linux_X86_64 LibreOffice_project/40$Build-2</meta:generator>
    <meta:document-statistic meta:table-count="0" meta:image-count="0" meta:object-count="0" meta:page-count="3" meta:paragraph-count="33" meta:word-count="295" meta:character-count="1662" meta:non-whitespace-character-count="1369"/>
  </office:meta>
</office:document-meta>
</file>